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gemm" table:style-name="ta1">
        <table:shapes>
          <draw:frame draw:z-index="0" draw:style-name="gr1" draw:text-style-name="P1" svg:width="17.401cm" svg:height="11.659cm" svg:x="0cm" svg:y="1.408cm">
            <draw:object draw:notify-on-update-of-ranges="sgemm.A49:sgemm.A49 sgemm.A50:sgemm.A52 sgemm.B49:sgemm.B49 sgemm.B50:sgemm.B52 sgemm.D49:sgemm.D49 sgemm.D50:sgemm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4cm" svg:height="11.66cm" svg:x="21.72cm" svg:y="1.41cm">
            <draw:object draw:notify-on-update-of-ranges="sgemm.A53:sgemm.A53 sgemm.A54:sgemm.A56 sgemm.C53:sgemm.C53 sgemm.C54:sgemm.C56 sgemm.D53:sgemm.D53 sgemm.D54:sgemm.D56 sgemm.E53:sgemm.E53 sgemm.E54:sgemm.E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8" table:number-rows-spanned="1">
            <text:p>type=float A=2000x3000 (22,89MB) B=3000x1500 (17,17MB) C=2000x1500 (11,44MB)</text:p>
          </table:table-cell>
          <table:covered-table-cell table:number-columns-repeated="17"/>
        </table:table-row>
        <table:table-row table:style-name="ro1" table:number-rows-repeated="46">
          <table:table-cell table:number-columns-repeated="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gem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U(1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80.4" calcext:value-type="float">
            <text:p>29380,4</text:p>
          </table:table-cell>
          <table:table-cell office:value-type="float" office:value="0" calcext:value-type="float">
            <text:p>0</text:p>
          </table:table-cell>
          <table:table-cell office:value-type="float" office:value="29380.4" calcext:value-type="float">
            <text:p>29380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U(12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0.7" calcext:value-type="float">
            <text:p>6870,7</text:p>
          </table:table-cell>
          <table:table-cell office:value-type="float" office:value="0" calcext:value-type="float">
            <text:p>0</text:p>
          </table:table-cell>
          <table:table-cell office:value-type="float" office:value="6870.7" calcext:value-type="float">
            <text:p>6870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U(12T)+TR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office:value-type="float" office:value="595.4" calcext:value-type="float">
            <text:p>595,4</text:p>
          </table:table-cell>
          <table:table-cell office:value-type="float" office:value="0" calcext:value-type="float">
            <text:p>0</text:p>
          </table:table-cell>
          <table:table-cell office:value-type="float" office:value="602.8" calcext:value-type="float">
            <text:p>602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gem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las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,2</text:p>
          </table:table-cell>
          <table:table-cell office:value-type="float" office:value="7.6" calcext:value-type="float">
            <text:p>7,6</text:p>
          </table:table-cell>
          <table:table-cell office:value-type="float" office:value="3.6" calcext:value-type="float">
            <text:p>3,6</text:p>
          </table:table-cell>
          <table:table-cell office:value-type="float" office:value="27.4" calcext:value-type="float">
            <text:p>27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da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147.4" calcext:value-type="float">
            <text:p>147,4</text:p>
          </table:table-cell>
          <table:table-cell office:value-type="float" office:value="3.9" calcext:value-type="float">
            <text:p>3,9</text:p>
          </table:table-cell>
          <table:table-cell office:value-type="float" office:value="164.9" calcext:value-type="float">
            <text:p>16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da+tiled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,6</text:p>
          </table:table-cell>
          <table:table-cell office:value-type="float" office:value="42.3" calcext:value-type="float">
            <text:p>42,3</text:p>
          </table:table-cell>
          <table:table-cell office:value-type="float" office:value="3.8" calcext:value-type="float">
            <text:p>3,8</text:p>
          </table:table-cell>
          <table:table-cell office:value-type="float" office:value="59.8" calcext:value-type="float">
            <text:p>59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da+tiled+TR</text:p>
          </table:table-cell>
          <table:table-cell office:value-type="float" office:value="7.4" calcext:value-type="float">
            <text:p>7,4</text:p>
          </table:table-cell>
          <table:table-cell office:value-type="float" office:value="13.5" calcext:value-type="float">
            <text:p>13,5</text:p>
          </table:table-cell>
          <table:table-cell office:value-type="float" office:value="31.3" calcext:value-type="float">
            <text:p>31,3</text:p>
          </table:table-cell>
          <table:table-cell office:value-type="float" office:value="3.6" calcext:value-type="float">
            <text:p>3,6</text:p>
          </table:table-cell>
          <table:table-cell office:value-type="float" office:value="55.8" calcext:value-type="float">
            <text:p>55,8</text:p>
          </table:table-cell>
          <table:table-cell table:number-columns-repeated="12"/>
        </table:table-row>
      </table:table>
      <table:table table:name="dgemm" table:style-name="ta1">
        <table:shapes>
          <draw:frame draw:z-index="0" draw:style-name="gr1" draw:text-style-name="P1" svg:width="17.4cm" svg:height="11.66cm" svg:x="0cm" svg:y="1.41cm">
            <draw:object draw:notify-on-update-of-ranges="dgemm.A62:dgemm.A62 dgemm.A63:dgemm.A65 dgemm.B62:dgemm.B62 dgemm.B63:dgemm.B65 dgemm.D62:dgemm.D62 dgemm.D63:dgemm.D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7.4cm" svg:height="11.66cm" svg:x="21.72cm" svg:y="1.41cm">
            <draw:object draw:notify-on-update-of-ranges="dgemm.A66:dgemm.A66 dgemm.A67:dgemm.A69 dgemm.C66:dgemm.C66 dgemm.C67:dgemm.C69 dgemm.D66:dgemm.D66 dgemm.D67:dgemm.D69 dgemm.E66:dgemm.E66 dgemm.E67:dgemm.E6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8" table:number-rows-spanned="1">
            <text:p>type=double A=2000x3000 (45,78MB) B=3000x1500 (34,33MB) C=2000x1500 (22,89MB)</text:p>
          </table:table-cell>
          <table:covered-table-cell table:number-columns-repeated="17"/>
        </table:table-row>
        <table:table-row table:style-name="ro1" table:number-rows-repeated="59">
          <table:table-cell table:number-columns-repeated="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gem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U(1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58.4" calcext:value-type="float">
            <text:p>33658,4</text:p>
          </table:table-cell>
          <table:table-cell office:value-type="float" office:value="0" calcext:value-type="float">
            <text:p>0</text:p>
          </table:table-cell>
          <table:table-cell office:value-type="float" office:value="33658.4" calcext:value-type="float">
            <text:p>33658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U(12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2.8" calcext:value-type="float">
            <text:p>7342,8</text:p>
          </table:table-cell>
          <table:table-cell office:value-type="float" office:value="0" calcext:value-type="float">
            <text:p>0</text:p>
          </table:table-cell>
          <table:table-cell office:value-type="float" office:value="7342.8" calcext:value-type="float">
            <text:p>7342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U(12T)+TR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751.8" calcext:value-type="float">
            <text:p>751,8</text:p>
          </table:table-cell>
          <table:table-cell office:value-type="float" office:value="0" calcext:value-type="float">
            <text:p>0</text:p>
          </table:table-cell>
          <table:table-cell office:value-type="float" office:value="761.6" calcext:value-type="float">
            <text:p>761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gem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bla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8.6" calcext:value-type="float">
            <text:p>138,6</text:p>
          </table:table-cell>
          <table:table-cell office:value-type="float" office:value="7.4" calcext:value-type="float">
            <text:p>7,4</text:p>
          </table:table-cell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da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8.2" calcext:value-type="float">
            <text:p>178,2</text:p>
          </table:table-cell>
          <table:table-cell office:value-type="float" office:value="7.3" calcext:value-type="float">
            <text:p>7,3</text:p>
          </table:table-cell>
          <table:table-cell office:value-type="float" office:value="211.4" calcext:value-type="float">
            <text:p>211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da+tiled</text:p>
          </table:table-cell>
          <table:table-cell office:value-type="float" office:value="0" calcext:value-type="float">
            <text:p>0</text:p>
          </table:table-cell>
          <table:table-cell office:value-type="float" office:value="25.9" calcext:value-type="float">
            <text:p>25,9</text:p>
          </table:table-cell>
          <table:table-cell office:value-type="float" office:value="187.6" calcext:value-type="float">
            <text:p>187,6</text:p>
          </table:table-cell>
          <table:table-cell office:value-type="float" office:value="7.2" calcext:value-type="float">
            <text:p>7,2</text:p>
          </table:table-cell>
          <table:table-cell office:value-type="float" office:value="220.7" calcext:value-type="float">
            <text:p>220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da+tiled+TR</text:p>
          </table:table-cell>
          <table:table-cell office:value-type="float" office:value="10.4" calcext:value-type="float">
            <text:p>10,4</text:p>
          </table:table-cell>
          <table:table-cell office:value-type="float" office:value="25.7" calcext:value-type="float">
            <text:p>25,7</text:p>
          </table:table-cell>
          <table:table-cell office:value-type="float" office:value="208.8" calcext:value-type="float">
            <text:p>208,8</text:p>
          </table:table-cell>
          <table:table-cell office:value-type="float" office:value="7.2" calcext:value-type="float">
            <text:p>7,2</text:p>
          </table:table-cell>
          <table:table-cell office:value-type="float" office:value="252" calcext:value-type="float">
            <text:p>25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8T16:11:17.905000000</dc:date>
    <meta:editing-duration>PT8M26S</meta:editing-duration>
    <meta:editing-cycles>1</meta:editing-cycles>
    <meta:document-statistic meta:table-count="2" meta:cell-count="110" meta:object-count="4"/>
    <meta:generator>LibreOffice/24.8.1.2$Windows_X86_64 LibreOffice_project/87fa9aec1a63e70835390b81c40bb8993f1d4ff6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weight="bold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7.402cm" svg:height="11.66cm" xlink:href=".." xlink:type="simple" chart:class="chart:bar" chart:style-name="ch1">
        <chart:title svg:x="7.143cm" svg:y="0.369cm" chart:style-name="ch2">
          <text:p><text:span text:style-name="T1">sgemm (CPU)</text:span></text:p>
        </chart:title>
        <chart:legend chart:legend-position="end" svg:x="15.136cm" svg:y="5.282cm" style:legend-expansion="high" chart:style-name="ch3"/>
        <chart:plot-area chart:style-name="ch4" table:cell-range-address="sgemm.A49:sgemm.B52 sgemm.D49:sgemm.D52" chart:data-source-has-labels="both" svg:x="1.359cm" svg:y="1.381cm" svg:width="13.429cm" svg:height="10.046cm">
          <chart:coordinate-region svg:x="2.566cm" svg:y="1.58cm" svg:width="12.222cm" svg:height="9.2cm"/>
          <chart:axis chart:dimension="x" chart:name="primary-x" chart:style-name="ch5" chartooo:axis-type="auto">
            <chartooo:date-scale/>
            <chart:categories table:cell-range-address="sgemm.A50:sgemm.A52"/>
          </chart:axis>
          <chart:axis chart:dimension="y" chart:name="primary-y" chart:style-name="ch6">
            <chart:title svg:x="0.451cm" svg:y="7.123cm" chart:style-name="ch7">
              <text:p><text:span text:style-name="T2">time (ms)</text:span></text:p>
            </chart:title>
            <chart:grid chart:style-name="ch8" chart:class="major"/>
          </chart:axis>
          <chart:series chart:style-name="ch9" chart:values-cell-range-address="sgemm.B50:sgemm.B52" chart:label-cell-address="sgemm.B49:sgemm.B49" chart:class="chart:bar">
            <chart:data-point chart:repeated="3"/>
          </chart:series>
          <chart:series chart:style-name="ch10" chart:values-cell-range-address="sgemm.D50:sgemm.D52" chart:label-cell-address="sgemm.D49:sgemm.D4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pose</text:p>
                <draw:g>
                  <svg:desc>sgemm.B49:sgemm.B49</svg:desc>
                </draw:g>
              </table:table-cell>
              <table:table-cell office:value-type="string">
                <text:p>gemm</text:p>
                <draw:g>
                  <svg:desc>sgemm.D49:sgemm.D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(1T)</text:p>
                <draw:g>
                  <svg:desc>sgemm.A50:sgemm.A52</svg:desc>
                </draw:g>
              </table:table-cell>
              <table:table-cell office:value-type="float" office:value="0">
                <text:p>0</text:p>
                <draw:g>
                  <svg:desc>sgemm.B50:sgemm.B52</svg:desc>
                </draw:g>
              </table:table-cell>
              <table:table-cell office:value-type="float" office:value="29380.4">
                <text:p>29380.4</text:p>
                <draw:g>
                  <svg:desc>sgemm.D50:sgemm.D52</svg:desc>
                </draw:g>
              </table:table-cell>
            </table:table-row>
            <table:table-row>
              <table:table-cell office:value-type="string">
                <text:p>CPU(12T)</text:p>
              </table:table-cell>
              <table:table-cell office:value-type="float" office:value="0">
                <text:p>0</text:p>
              </table:table-cell>
              <table:table-cell office:value-type="float" office:value="6870.7">
                <text:p>6870.7</text:p>
              </table:table-cell>
            </table:table-row>
            <table:table-row>
              <table:table-cell office:value-type="string">
                <text:p>CPU(12T)+TR</text:p>
              </table:table-cell>
              <table:table-cell office:value-type="float" office:value="7.4">
                <text:p>7.4</text:p>
              </table:table-cell>
              <table:table-cell office:value-type="float" office:value="595.4">
                <text:p>59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weight="bold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7.401cm" svg:height="11.661cm" xlink:href=".." xlink:type="simple" chart:class="chart:bar" chart:style-name="ch1">
        <chart:title svg:x="7.13cm" svg:y="0.369cm" chart:style-name="ch2">
          <text:p><text:span text:style-name="T1">sgemm (GPU)</text:span></text:p>
        </chart:title>
        <chart:legend chart:legend-position="end" svg:x="15.69cm" svg:y="5.033cm" style:legend-expansion="high" chart:style-name="ch3"/>
        <chart:plot-area chart:style-name="ch4" table:cell-range-address="sgemm.A53:sgemm.A56 sgemm.C53:sgemm.E56" chart:data-source-has-labels="both" svg:x="1.359cm" svg:y="1.381cm" svg:width="13.983cm" svg:height="10.047cm">
          <chart:coordinate-region svg:x="2.184cm" svg:y="1.58cm" svg:width="13.158cm" svg:height="9.201cm"/>
          <chart:axis chart:dimension="x" chart:name="primary-x" chart:style-name="ch5" chartooo:axis-type="auto">
            <chartooo:date-scale/>
            <chart:categories table:cell-range-address="sgemm.A54:sgemm.A56"/>
          </chart:axis>
          <chart:axis chart:dimension="y" chart:name="primary-y" chart:style-name="ch6">
            <chart:title svg:x="0.451cm" svg:y="7.123cm" chart:style-name="ch7">
              <text:p><text:span text:style-name="T2">time (ms)</text:span></text:p>
            </chart:title>
            <chart:grid chart:style-name="ch8" chart:class="major"/>
          </chart:axis>
          <chart:series chart:style-name="ch9" chart:values-cell-range-address="sgemm.C54:sgemm.C56" chart:label-cell-address="sgemm.C53:sgemm.C53" chart:class="chart:bar">
            <chart:data-point chart:repeated="3"/>
          </chart:series>
          <chart:series chart:style-name="ch10" chart:values-cell-range-address="sgemm.D54:sgemm.D56" chart:label-cell-address="sgemm.D53:sgemm.D53" chart:class="chart:bar">
            <chart:data-point chart:repeated="3"/>
          </chart:series>
          <chart:series chart:style-name="ch11" chart:values-cell-range-address="sgemm.E54:sgemm.E56" chart:label-cell-address="sgemm.E53:sgemm.E5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sgemm.C53:sgemm.C53</svg:desc>
                </draw:g>
              </table:table-cell>
              <table:table-cell office:value-type="string">
                <text:p>gemm</text:p>
                <draw:g>
                  <svg:desc>sgemm.D53:sgemm.D53</svg:desc>
                </draw:g>
              </table:table-cell>
              <table:table-cell office:value-type="string">
                <text:p>read</text:p>
                <draw:g>
                  <svg:desc>sgemm.E53:sgemm.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blas</text:p>
                <draw:g>
                  <svg:desc>sgemm.A54:sgemm.A56</svg:desc>
                </draw:g>
              </table:table-cell>
              <table:table-cell office:value-type="float" office:value="16.2">
                <text:p>16.2</text:p>
                <draw:g>
                  <svg:desc>sgemm.C54:sgemm.C56</svg:desc>
                </draw:g>
              </table:table-cell>
              <table:table-cell office:value-type="float" office:value="7.6">
                <text:p>7.6</text:p>
                <draw:g>
                  <svg:desc>sgemm.D54:sgemm.D56</svg:desc>
                </draw:g>
              </table:table-cell>
              <table:table-cell office:value-type="float" office:value="3.6">
                <text:p>3.6</text:p>
                <draw:g>
                  <svg:desc>sgemm.E54:sgemm.E56</svg:desc>
                </draw:g>
              </table:table-cell>
            </table:table-row>
            <table:table-row>
              <table:table-cell office:value-type="string">
                <text:p>cuda</text:p>
              </table:table-cell>
              <table:table-cell office:value-type="float" office:value="13.7">
                <text:p>13.7</text:p>
              </table:table-cell>
              <table:table-cell office:value-type="float" office:value="147.4">
                <text:p>147.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cuda+tiled</text:p>
              </table:table-cell>
              <table:table-cell office:value-type="float" office:value="13.6">
                <text:p>13.6</text:p>
              </table:table-cell>
              <table:table-cell office:value-type="float" office:value="42.3">
                <text:p>42.3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weight="bold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7.401cm" svg:height="11.661cm" xlink:href=".." xlink:type="simple" chart:class="chart:bar" chart:style-name="ch1">
        <chart:title svg:x="7.13cm" svg:y="0.369cm" chart:style-name="ch2">
          <text:p><text:span text:style-name="T1">dgemm (CPU)</text:span></text:p>
        </chart:title>
        <chart:legend chart:legend-position="end" svg:x="15.135cm" svg:y="5.282cm" style:legend-expansion="high" chart:style-name="ch3"/>
        <chart:plot-area chart:style-name="ch4" table:cell-range-address="dgemm.A62:dgemm.B65 dgemm.D62:dgemm.D65" chart:data-source-has-labels="both" svg:x="1.359cm" svg:y="1.381cm" svg:width="13.428cm" svg:height="10.047cm">
          <chart:coordinate-region svg:x="2.566cm" svg:y="1.58cm" svg:width="12.221cm" svg:height="9.201cm"/>
          <chart:axis chart:dimension="x" chart:name="primary-x" chart:style-name="ch5" chartooo:axis-type="auto">
            <chartooo:date-scale/>
            <chart:categories table:cell-range-address="dgemm.A63:dgemm.A65"/>
          </chart:axis>
          <chart:axis chart:dimension="y" chart:name="primary-y" chart:style-name="ch6">
            <chart:title svg:x="0.451cm" svg:y="7.123cm" chart:style-name="ch7">
              <text:p><text:span text:style-name="T2">time (ms)</text:span></text:p>
            </chart:title>
            <chart:grid chart:style-name="ch8" chart:class="major"/>
          </chart:axis>
          <chart:series chart:style-name="ch9" chart:values-cell-range-address="dgemm.B63:dgemm.B65" chart:label-cell-address="dgemm.B62:dgemm.B62" chart:class="chart:bar">
            <chart:data-point chart:repeated="3"/>
          </chart:series>
          <chart:series chart:style-name="ch10" chart:values-cell-range-address="dgemm.D63:dgemm.D65" chart:label-cell-address="dgemm.D62:dgemm.D6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pose</text:p>
                <draw:g>
                  <svg:desc>dgemm.B62:dgemm.B62</svg:desc>
                </draw:g>
              </table:table-cell>
              <table:table-cell office:value-type="string">
                <text:p>gemm</text:p>
                <draw:g>
                  <svg:desc>dgemm.D62:dgemm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(1T)</text:p>
                <draw:g>
                  <svg:desc>dgemm.A63:dgemm.A65</svg:desc>
                </draw:g>
              </table:table-cell>
              <table:table-cell office:value-type="float" office:value="0">
                <text:p>0</text:p>
                <draw:g>
                  <svg:desc>dgemm.B63:dgemm.B65</svg:desc>
                </draw:g>
              </table:table-cell>
              <table:table-cell office:value-type="float" office:value="33658.4">
                <text:p>33658.4</text:p>
                <draw:g>
                  <svg:desc>dgemm.D63:dgemm.D65</svg:desc>
                </draw:g>
              </table:table-cell>
            </table:table-row>
            <table:table-row>
              <table:table-cell office:value-type="string">
                <text:p>CPU(12T)</text:p>
              </table:table-cell>
              <table:table-cell office:value-type="float" office:value="0">
                <text:p>0</text:p>
              </table:table-cell>
              <table:table-cell office:value-type="float" office:value="7342.8">
                <text:p>7342.8</text:p>
              </table:table-cell>
            </table:table-row>
            <table:table-row>
              <table:table-cell office:value-type="string">
                <text:p>CPU(12T)+TR</text:p>
              </table:table-cell>
              <table:table-cell office:value-type="float" office:value="9.8">
                <text:p>9.8</text:p>
              </table:table-cell>
              <table:table-cell office:value-type="float" office:value="751.8">
                <text:p>75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weight="bold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7.401cm" svg:height="11.661cm" xlink:href=".." xlink:type="simple" chart:class="chart:bar" chart:style-name="ch1">
        <chart:title svg:x="7.117cm" svg:y="0.369cm" chart:style-name="ch2">
          <text:p><text:span text:style-name="T1">dgemm (GPU)</text:span></text:p>
        </chart:title>
        <chart:legend chart:legend-position="end" svg:x="15.69cm" svg:y="5.033cm" style:legend-expansion="high" chart:style-name="ch3"/>
        <chart:plot-area chart:style-name="ch4" table:cell-range-address="dgemm.A66:dgemm.A69 dgemm.C66:dgemm.E69" chart:data-source-has-labels="both" svg:x="1.359cm" svg:y="1.381cm" svg:width="13.983cm" svg:height="10.047cm">
          <chart:coordinate-region svg:x="2.184cm" svg:y="1.58cm" svg:width="13.158cm" svg:height="9.201cm"/>
          <chart:axis chart:dimension="x" chart:name="primary-x" chart:style-name="ch5" chartooo:axis-type="auto">
            <chartooo:date-scale/>
            <chart:categories table:cell-range-address="dgemm.A67:dgemm.A69"/>
          </chart:axis>
          <chart:axis chart:dimension="y" chart:name="primary-y" chart:style-name="ch6">
            <chart:title svg:x="0.451cm" svg:y="7.123cm" chart:style-name="ch7">
              <text:p><text:span text:style-name="T2">time (ms)</text:span></text:p>
            </chart:title>
            <chart:grid chart:style-name="ch8" chart:class="major"/>
          </chart:axis>
          <chart:series chart:style-name="ch9" chart:values-cell-range-address="dgemm.C67:dgemm.C69" chart:label-cell-address="dgemm.C66:dgemm.C66" chart:class="chart:bar">
            <chart:data-point chart:repeated="3"/>
          </chart:series>
          <chart:series chart:style-name="ch10" chart:values-cell-range-address="dgemm.D67:dgemm.D69" chart:label-cell-address="dgemm.D66:dgemm.D66" chart:class="chart:bar">
            <chart:data-point chart:repeated="3"/>
          </chart:series>
          <chart:series chart:style-name="ch11" chart:values-cell-range-address="dgemm.E67:dgemm.E69" chart:label-cell-address="dgemm.E66:dgemm.E6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dgemm.C66:dgemm.C66</svg:desc>
                </draw:g>
              </table:table-cell>
              <table:table-cell office:value-type="string">
                <text:p>gemm</text:p>
                <draw:g>
                  <svg:desc>dgemm.D66:dgemm.D66</svg:desc>
                </draw:g>
              </table:table-cell>
              <table:table-cell office:value-type="string">
                <text:p>read</text:p>
                <draw:g>
                  <svg:desc>dgemm.E66:dgemm.E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blas</text:p>
                <draw:g>
                  <svg:desc>dgemm.A67:dgemm.A69</svg:desc>
                </draw:g>
              </table:table-cell>
              <table:table-cell office:value-type="float" office:value="26">
                <text:p>26</text:p>
                <draw:g>
                  <svg:desc>dgemm.C67:dgemm.C69</svg:desc>
                </draw:g>
              </table:table-cell>
              <table:table-cell office:value-type="float" office:value="138.6">
                <text:p>138.6</text:p>
                <draw:g>
                  <svg:desc>dgemm.D67:dgemm.D69</svg:desc>
                </draw:g>
              </table:table-cell>
              <table:table-cell office:value-type="float" office:value="7.4">
                <text:p>7.4</text:p>
                <draw:g>
                  <svg:desc>dgemm.E67:dgemm.E69</svg:desc>
                </draw:g>
              </table:table-cell>
            </table:table-row>
            <table:table-row>
              <table:table-cell office:value-type="string">
                <text:p>cuda</text:p>
              </table:table-cell>
              <table:table-cell office:value-type="float" office:value="26">
                <text:p>26</text:p>
              </table:table-cell>
              <table:table-cell office:value-type="float" office:value="178.2">
                <text:p>178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cuda+tiled</text:p>
              </table:table-cell>
              <table:table-cell office:value-type="float" office:value="25.9">
                <text:p>25.9</text:p>
              </table:table-cell>
              <table:table-cell office:value-type="float" office:value="187.6">
                <text:p>187.6</text:p>
              </table:table-cell>
              <table:table-cell office:value-type="float" office:value="7.2">
                <text:p>7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